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.getImplementationV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to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Extension.Extension( final String extensionName , final String specificationVersion , final String specificationVendor , final String implementationVersion , final String implementationVendor , final String implementationVendorId , final String implementation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xtension.addExtension( final Extension extension , final String prefix , final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xtension.addExtension( final Extension extension , final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SpecificationV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Extension( final String prefix , final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xtension.getExtens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split( final String string , final String on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sion.getImplementati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ImplementationVend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isCompatible( final DeweyDecimal first , final DeweyDecimal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Specificati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Implementation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Available( final Manifest manif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tension.isCompatibleWith( final Exten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Extension( final Attributes attributes , final ArrayList required , final Attributes . Name list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tension.getRequired( final Manifest manif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TrimmedString( final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Listed( final Manifest manifest , final Attributes . Name lis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tension.getCompatibilityWith( final Extension requir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tension.getOptions( final Manifest manif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